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ientStateHolde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StateHolde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ientStateHolder.setTransient( boolean new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ientStateHolder.pu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StateHold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StateHold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ientStateHolde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StateHolder.TransientStateHold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StateHolder.TransientStat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